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13e5" officeooo:paragraph-rsid="001013e5"/>
    </style:style>
    <style:style style:name="P2" style:family="paragraph" style:parent-style-name="Standard">
      <style:text-properties officeooo:rsid="001013e5" officeooo:paragraph-rsid="0011236a"/>
    </style:style>
    <style:style style:name="P3" style:family="paragraph" style:parent-style-name="Standard">
      <style:text-properties officeooo:paragraph-rsid="00173636"/>
    </style:style>
    <style:style style:name="P4" style:family="paragraph" style:parent-style-name="Standard">
      <style:text-properties officeooo:paragraph-rsid="001848c2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宋体" style:font-name-complex="宋体"/>
    </style:style>
    <style:style style:name="T2" style:family="text">
      <style:text-properties officeooo:rsid="001736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打开终端。</text:p>
      <text:p text:style-name="Standard">2. 在用户主目录下，新建一个目录（我们称它为“目录1<text:span text:style-name="T1">”</text:span>），名字为你的学号。（10分）</text:p>
      <text:p text:style-name="Standard">mkdir 17314141</text:p>
      <text:p text:style-name="Standard">3. 切换到“目录1<text:span text:style-name="T1">”</text:span>。（5分）cd <text:s/>17314141</text:p>
      <text:p text:style-name="Standard">4. 用vi编辑器新建一个shell脚本，名字为“学号_script.sh<text:span text:style-name="T1">”</text:span>，内容要求如下：提示用户输入first name和last name，最后把full name显示出来。（15分）</text:p>
      <text:p text:style-name="Standard">vi 17314141_script.sh <text:s/>chuangjian <text:s/>jiaoben</text:p>
      <text:p text:style-name="Standard"/>
      <text:p text:style-name="P1">PATH=/bin:/sbin:/usr/bin:/usr/sbin:/usr/local/bin:/usr/local/sbin:~/bin</text:p>
      <text:p text:style-name="P1">export PATH</text:p>
      <text:p text:style-name="P1">read -p "Please input your first name: " firstname</text:p>
      <text:p text:style-name="P1">read -p "Please input your last name: " lastname</text:p>
      <text:p text:style-name="P2">echo -e "\nYour full name is: ${firtname} ${lastname}"</text:p>
      <text:p text:style-name="Standard">:wq <text:s/>baocun <text:s/>tuichu</text:p>
      <text:p text:style-name="Standard"/>
      <text:p text:style-name="Standard">sh 17314141_script.sh <text:s text:c="4"/>yun xing</text:p>
      <text:p text:style-name="Standard"/>
      <text:p text:style-name="Standard"/>
      <text:p text:style-name="Standard">5. 修改“学号_script.sh<text:span text:style-name="T1">”</text:span>文件的权限，让文件拥有者有所有权限，并运行该文件。（10分）</text:p>
      <text:p text:style-name="Standard">在原来的文件修改quan xian <text:s text:c="2"/>，cha kan quanxian <text:s text:c="2"/>ls -l <text:s text:c="3"/>chmod 777 <text:s text:c="2"/>name</text:p>
      <text:p text:style-name="Standard"/>
      <text:p text:style-name="Standard"/>
      <text:p text:style-name="Standard">6. 在“目录1<text:span text:style-name="T1">”</text:span>下新建一个名为flash的目录。插入U盘，把U盘挂载到该目录。（15分）</text:p>
      <text:p text:style-name="P3">1 <text:span text:style-name="T2">sudo fdisk -l</text:span></text:p>
      <text:p text:style-name="P3">2 <text:span text:style-name="T2"><text:s/>sudo mount -t vfat /dev/sda1 ~/173</text:span></text:p>
      <text:p text:style-name="P3">3 <text:span text:style-name="T2">cd 173</text:span></text:p>
      <text:p text:style-name="P3">4 <text:span text:style-name="T2">ls -l</text:span></text:p>
      <text:p text:style-name="Standard">7. 用ls命令查看U盘有什么内容，并把结果输出到“目录1<text:span text:style-name="T1">”</text:span>下的文件flash.txt中。卸载U盘。查看flash.txt的内容。（10分）</text:p>
      <text:p text:style-name="P4">1 <text:span text:style-name="T2">ls -l</text:span></text:p>
      <text:p text:style-name="Standard"/>
      <text:p text:style-name="Standard">3sudo umount <text:s/>~/173 </text:p>
      <text:p text:style-name="Standard">8. 把“目录1<text:span text:style-name="T1">”</text:span>打包到用户主目录下，并通过bzip2进行压缩，打包后的文件命名为“学号.tar.bz2<text:span text:style-name="T1">”</text:span>。（10分）</text:p>
      <text:p text:style-name="Standard">9. 新建一个用户，用户名为你的学号，用户主文件夹为/home/<text:span text:style-name="T1">“</text:span>你的学号”。（10分）</text:p>
      <text:p text:style-name="Standard">10.用你的学号的用户登录，把刚才的“学号.tar.bz2<text:span text:style-name="T1">”</text:span>文件复制到当前目录下，并把它解开到当前目录下。（15分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swiss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默认段落字体" style:family="text"/>
    <style:style style:name="页眉_20_Char" style:display-name="页眉 Char" style:family="text" style:parent-style-name="默认段落字体">
      <style:text-properties fo:font-size="9pt" style:letter-kerning="true" style:font-size-asian="9pt" style:font-size-complex="9pt"/>
    </style:style>
    <style:style style:name="页脚_20_Char" style:display-name="页脚 Char" style:family="text" style:parent-style-name="默认段落字体">
      <style:text-properties fo:font-size="9pt" style:letter-kerning="true" style:font-size-asian="9pt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23:50:00</meta:creation-date>
    <dc:date>2019-05-22T11:34:37.529368632</dc:date>
    <meta:editing-cycles>16</meta:editing-cycles>
    <meta:editing-duration>PT2H18M56S</meta:editing-duration>
    <meta:generator>LibreOffice/4.2.7.2$Linux_X86_64 LibreOffice_project/420m0$Build-2</meta:generator>
    <meta:document-statistic meta:table-count="0" meta:image-count="0" meta:object-count="0" meta:page-count="1" meta:paragraph-count="26" meta:word-count="446" meta:character-count="1009" meta:non-whitespace-character-count="908"/>
  </office:meta>
</office:document-meta>
</file>